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3.2693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5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3.2701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99"/>
    <style:style style:name="ce32" style:family="table-cell" style:parent-style-name="Default" style:data-style-name="N0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6" table:number-columns-repeated="2" table:default-cell-style-name="Default"/>
        <table:table-column table:style-name="co6" table:number-columns-repeated="2" table:default-cell-style-name="ce12"/>
        <table:table-row table:style-name="ro1">
          <table:table-cell table:style-name="ce7" office:value-type="string" calcext:value-type="string">
            <text:p>Manufacturer’s Part Number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ty per Board</text:p>
          </table:table-cell>
          <table:table-cell table:style-name="ce7" office:value-type="string" calcext:value-type="string">
            <text:p>Also on USB-C Boar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5A6R8CAT2A</text:p>
          </table:table-cell>
          <table:table-cell office:value-type="string" calcext:value-type="string">
            <text:p>C332,C333</text:p>
          </table:table-cell>
          <table:table-cell office:value-type="string" calcext:value-type="string">
            <text:p>CAP CER 6.8PF 50V ±0.5P COG 0201</text:p>
          </table:table-cell>
          <table:table-cell table:formula="of:=LEN([.B2])-LEN(SUBSTITUTE([.B2];&quot;,&quot;;&quot;&quot;))+1" office:value-type="float" office:value="2" calcext:value-type="float">
            <text:p>2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C20,C21,C22,C23,C24,C27,C28,C29,C31,C32,C34,C35,C36,C38,C40,C42,C57,C58,C75,C79,C80,C94,C98,C99,C101,C103,C104,C105,C106,C107,C109,C111,C112,C113,C118,C119,C120,C121,C122,C123,C124,C125,C126,C127,C128,C131,C132,C134,C139,C140,C143,C144,C145,C146,C153,C154,C155,C156,C157,C158,C159,C160,C161,C162,C163,C164,C177,C200,C218,C219,C223,C224,C225,C226,C228,C230,C243,C257,C274,C275,C291,C292,C295,C296,C298,C301,C302,C304,C317,C318,C323,C326,C331,C346,C347,C348,C350,C351,C352,C354,C356,C370,,C381,C384,C385,C386,C387,C388,C389,C390,C393,C394,C395,C396,C397,C398,C399,C400,C401,C406,C407,C408,C409,C410,C411,C412,C413,C414,C415,C416,C417,C418,C419,C420,C421,C422,C423,C424,,C425,C426,C427,C428,C429,C430,C431,C432,C433,C436,C437,C438,C439,C440,C441,C442,C443,C444,C445,C446,C514,C516,C517,C522,C523,C541,C611,C717,C728,C746,C901,C1323,C2191</text:p>
          </table:table-cell>
          <table:table-cell office:value-type="string" calcext:value-type="string">
            <text:p>CAP CER 1uF 6V3 20% X5R 0201</text:p>
          </table:table-cell>
          <table:table-cell table:formula="of:=LEN([.B3])-LEN(SUBSTITUTE([.B3];&quot;,&quot;;&quot;&quot;))+1"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X102K500CT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CAP CER 0.01uF 35V 20% X5R 0201</text:p>
          </table:table-cell>
          <table:table-cell table:formula="of:=LEN([.B4])-LEN(SUBSTITUTE([.B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60,C61,C62,C68,C69,C239,C249,C341,C375</text:p>
          </table:table-cell>
          <table:table-cell office:value-type="string" calcext:value-type="string">
            <text:p>CAP CER 2.2uF 25V 20% X5R 0402</text:p>
          </table:table-cell>
          <table:table-cell table:formula="of:=LEN([.B5])-LEN(SUBSTITUTE([.B5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6D475KAT2A</text:p>
          </table:table-cell>
          <table:table-cell office:value-type="string" calcext:value-type="string">
            <text:p>C4,C5,C9,C10,C11,C12,C30,C37,C39,C45,C46,C47,C59,C70,C73,C74,C78,C92,C96,C97,C202,C203,C204,C205,C207,C208,C209,C210,C212,C213,C214,C215,C217,C222,C227,C229,C238,C241,C242,C250,C251,C252,C260,C269,C272,C273,C276,C282,C286,C294,C297,C303,C310,C311,C312,C337,C360,C382,C480,C513,C542,C601,C605,C729,C737,C743,C747,C749,C750,C751,C754,C755,C757,C759,C852,C1251</text:p>
          </table:table-cell>
          <table:table-cell office:value-type="string" calcext:value-type="string">
            <text:p>CAP CER 4.7uF 6V3 20% X5R 0402</text:p>
          </table:table-cell>
          <table:table-cell table:formula="of:=LEN([.B6])-LEN(SUBSTITUTE([.B6];&quot;,&quot;;&quot;&quot;))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3D106MAT2A</text:p>
          </table:table-cell>
          <table:table-cell office:value-type="string" calcext:value-type="string">
            <text:p>C49,C55,C232,C233,C234,C287,C319,C363,C364,C518,C519,C740</text:p>
          </table:table-cell>
          <table:table-cell office:value-type="string" calcext:value-type="string">
            <text:p>CAP CER 10uF 25V 20% X5R 0603</text:p>
          </table:table-cell>
          <table:table-cell table:formula="of:=LEN([.B7])-LEN(SUBSTITUTE([.B7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6D226MAT2A</text:p>
          </table:table-cell>
          <table:table-cell office:value-type="string" calcext:value-type="string">
            <text:p>C7,C13,C14,C15,C16,C17,C18,C43,C54,C56,C65,C67,C77,C83,C116,C165,C166,C167,C168,C169,C170,C171,C172,C173,C174,C175,C176,C201,C206,C211,C220,C231,C240,C245,C246,C247,C248,C253,C258,C277,C281,C283,C284,C285,C288,C289,,C290,C299,C300,C306,C308,C313,C324,C327,C329,C330,C335,C336,,C448,C449,C450,C521,C526,C710,C722,C723,C725,C731,C736,C739,C741,C742,C745,C753,C760,C769,C775</text:p>
          </table:table-cell>
          <table:table-cell office:value-type="string" calcext:value-type="string">
            <text:p>CAP CER 22uF 6V3 20% X5R 0603</text:p>
          </table:table-cell>
          <table:table-cell table:formula="of:=LEN([.B8])-LEN(SUBSTITUTE([.B8];&quot;,&quot;;&quot;&quot;))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1FMG-7</text:p>
          </table:table-cell>
          <table:table-cell office:value-type="string" calcext:value-type="string">
            <text:p>U12,U38,U46,U48</text:p>
          </table:table-cell>
          <table:table-cell office:value-type="string" calcext:value-type="string">
            <text:p>IC SWITCH 80mohm <text:s/>1.5-6V AP2281-1FMG</text:p>
          </table:table-cell>
          <table:table-cell table:formula="of:=LEN([.B9])-LEN(SUBSTITUTE([.B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3FMG-7</text:p>
          </table:table-cell>
          <table:table-cell office:value-type="string" calcext:value-type="string">
            <text:p>U4,U23,U40,U41,U43,U44</text:p>
          </table:table-cell>
          <table:table-cell office:value-type="string" calcext:value-type="string">
            <text:p>IC SWITCH 80mohm <text:s/>1.5-6V AP2281-3FMG</text:p>
          </table:table-cell>
          <table:table-cell table:formula="of:=LEN([.B10])-LEN(SUBSTITUTE([.B1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9162B4327P81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AW RF FILTER B39163B4327P810 (Type B4327) QCS5P</text:p>
          </table:table-cell>
          <table:table-cell table:formula="of:=LEN([.B11])-LEN(SUBSTITUTE([.B1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817WS-TP</text:p>
          </table:table-cell>
          <table:table-cell office:value-type="string" calcext:value-type="string">
            <text:p>D1,D2,D4,D5</text:p>
          </table:table-cell>
          <table:table-cell office:value-type="string" calcext:value-type="string">
            <text:p>DIODE Schottky Barrier Diode SOD323</text:p>
          </table:table-cell>
          <table:table-cell table:formula="of:=LEN([.B12])-LEN(SUBSTITUTE([.B1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71837AMWV-E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POWER MANAGEMENT BUCK 8CH LDO 7CH-0.3-5.5V BD71837AMWV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A725L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IC Silicon Germanium Low Noise Amplifie BGA725L6</text:p>
          </table:table-cell>
          <table:table-cell table:formula="of:=LEN([.B14])-LEN(SUBSTITUTE([.B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25895RTWT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 i2c Controlled Single Cell 5A Fast Charger for High Input Voltge</text:p>
          </table:table-cell>
          <table:table-cell table:formula="of:=LEN([.B15])-LEN(SUBSTITUTE([.B1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138PW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60 V, 320 mA N-channel Trench MOSFET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3V3S1UL</text:p>
          </table:table-cell>
          <table:table-cell office:value-type="string" calcext:value-type="string">
            <text:p>TVS1,TVS2,TVS4,TVS5,TVS6,TVS7,TVS8,TVS9,TVS10,TVS12,TVS13,TVS14,TVS15,TVS16,TVS17,TVS18,TVS21,TVS22,TVS24,TVS25,TVS26,TVS27,TVS53,TVS54,TVS55,TVS56</text:p>
          </table:table-cell>
          <table:table-cell office:value-type="string" calcext:value-type="string">
            <text:p>IC ESD 3V3 200pF 30KV <text:s/>SOD882 PESD3V3S1UL</text:p>
          </table:table-cell>
          <table:table-cell table:formula="of:=LEN([.B17])-LEN(SUBSTITUTE([.B17];&quot;,&quot;;&quot;&quot;))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75801PDBVR</text:p>
          </table:table-cell>
          <table:table-cell office:value-type="string" calcext:value-type="string">
            <text:p>U21,U37</text:p>
          </table:table-cell>
          <table:table-cell office:value-type="string" calcext:value-type="string">
            <text:p>IC LDO 1.5V-6.0V 500mA <text:s/>0.55--5.5V TLV75801PDBVR</text:p>
          </table:table-cell>
          <table:table-cell table:formula="of:=LEN([.B19])-LEN(SUBSTITUTE([.B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6211C28M5G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 Voltage LDO sot23-5 0.5A Vin:5.5V Vout:2.8V MARK:G1 or S1xx ME6211C28M5G MicrOne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805RE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IC VOLT MONITOR 2.63V VTH RST 1-5.5V SOT143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5Q16JVUXIM or GD25Q16EEIGR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IC 3V 16Mbit SPI FLASH <text:s/>W25Q16JVUXIM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3663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IC <text:s/>Hall sensor <text:s/>AH3663 SMT SOT23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C 9-axis sensor[LSM9DS1]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I0618ED2R2MT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IND PWR 2.2UH@100KHZ Isat:8A 20% SMT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Q3610BL-100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MOTO <text:s/>2.7V 14000rpm 75mA <text:s/>33ohm</text:p>
          </table:table-cell>
          <table:table-cell table:formula="of:=LEN([.B26])-LEN(SUBSTITUTE([.B2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30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TRANS MOSFET N-CH 16V 3.6A SOT-23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002N05</text:p>
          </table:table-cell>
          <table:table-cell office:value-type="string" calcext:value-type="string">
            <text:p>Q1,Q2,Q3,Q4,Q5,Q6,Q7,Q8,Q9,Q10,Q11,Q13,Q14,Q18</text:p>
          </table:table-cell>
          <table:table-cell office:value-type="string" calcext:value-type="string">
            <text:p>TRAN NMOS SWPU-C-MN-U1J002-S10-1-R02 0.9V DRIVE 50V UMT3</text:p>
          </table:table-cell>
          <table:table-cell table:formula="of:=LEN([.B28])-LEN(SUBSTITUTE([.B28];&quot;,&quot;;&quot;&quot;))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-6PIN-OK-501F006-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 Board-to-FPC 1.3mm <text:s/>6pin H=0.9mm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30])-LEN(SUBSTITUTE([.B30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-06F024-04</text:p>
          </table:table-cell>
          <table:table-cell office:value-type="string" calcext:value-type="string">
            <text:p>J4,J10</text:p>
          </table:table-cell>
          <table:table-cell office:value-type="string" calcext:value-type="string">
            <text:p>SOCKET Board-to-FPC 0.4mm <text:s/>24pin H=1.0mm</text:p>
          </table:table-cell>
          <table:table-cell table:formula="of:=LEN([.B31])-LEN(SUBSTITUTE([.B3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-06F034-04</text:p>
          </table:table-cell>
          <table:table-cell office:value-type="string" calcext:value-type="string">
            <text:p>J6,J22</text:p>
          </table:table-cell>
          <table:table-cell office:value-type="string" calcext:value-type="string">
            <text:p>SOCKET Board-to-FPC 0.4mm <text:s/>34pin H=1.0mm</text:p>
          </table:table-cell>
          <table:table-cell table:formula="of:=LEN([.B32])-LEN(SUBSTITUTE([.B3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36-P001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 M.2 67PIN E-KEY 0.5mm; H4.8</text:p>
          </table:table-cell>
          <table:table-cell table:formula="of:=LEN([.B33])-LEN(SUBSTITUTE([.B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C3121N</text:p>
          </table:table-cell>
          <table:table-cell office:value-type="string" calcext:value-type="string">
            <text:p>E1,E2,E3,E4,E5,E6,E7,E8,E9,E10,E11,E12,E13,E14,E15,E16,E17,E18,E19,E20,E21,E22,E23,E24,E25,E26,E27,E28,E29,E30,E31,E32,E33,E34,E35,E36,E37</text:p>
          </table:table-cell>
          <table:table-cell office:value-type="string" calcext:value-type="string">
            <text:p>shield can clip,6.5mmX0.8mmX 1.28 mm</text:p>
          </table:table-cell>
          <table:table-cell table:formula="of:=LEN([.B34])-LEN(SUBSTITUTE([.B34];&quot;,&quot;;&quot;&quot;))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0701127150-10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.5OH 7P PUSH MICRO SIM CARD</text:p>
          </table:table-cell>
          <table:table-cell table:formula="of:=LEN([.B35])-LEN(SUBSTITUTE([.B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2101110135-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.35H 3 CHOOSE 2 CARD <text:s/>SIM+TF</text:p>
          </table:table-cell>
          <table:table-cell table:formula="of:=LEN([.B36])-LEN(SUBSTITUTE([.B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-1.1H</text:p>
          </table:table-cell>
          <table:table-cell office:value-type="string" calcext:value-type="string">
            <text:p>JV1,JV2</text:p>
          </table:table-cell>
          <table:table-cell office:value-type="string" calcext:value-type="string">
            <text:p>Cable line clip,SUS,φ0.8mm,1.5X1.2.X1.1mm</text:p>
          </table:table-cell>
          <table:table-cell table:formula="of:=LEN([.B37])-LEN(SUBSTITUTE([.B3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32-111203-0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3PIN BATTERY CONN H=3.2mm SMT H=1.2mm P=2.5mm</text:p>
          </table:table-cell>
          <table:table-cell table:formula="of:=LEN([.B38])-LEN(SUBSTITUTE([.B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-12C02-G015</text:p>
          </table:table-cell>
          <table:table-cell office:value-type="string" calcext:value-type="string">
            <text:p>SW3,SW5,SW7</text:p>
          </table:table-cell>
          <table:table-cell office:value-type="string" calcext:value-type="string">
            <text:p>SW <text:s/>SLIDE 7PIN G1.5mm switch</text:p>
          </table:table-cell>
          <table:table-cell table:formula="of:=LEN([.B39])-LEN(SUBSTITUTE([.B3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40003-BFD-1-000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LOCK Crystal 24MHz 18pF +-20PPM/</text:p>
          </table:table-cell>
          <table:table-cell table:formula="of:=LEN([.B40])-LEN(SUBSTITUTE([.B4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B02500BI1H-U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CLOCK Crystal 25MHz 9pF +-30PPM/</text:p>
          </table:table-cell>
          <table:table-cell table:formula="of:=LEN([.B41])-LEN(SUBSTITUTE([.B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70003-BKE-1-000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LOCK Crystal <text:s text:c="2"/>27MHz 9pF +-30PPM/</text:p>
          </table:table-cell>
          <table:table-cell table:formula="of:=LEN([.B42])-LEN(SUBSTITUTE([.B4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S-.327-CDX-11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LOCK Crystal 32.768KHz-Load Capacitance 6PF,± 20PPM</text:p>
          </table:table-cell>
          <table:table-cell table:formula="of:=LEN([.B43])-LEN(SUBSTITUTE([.B4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327680-CDD-1-00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Crystal 1.5~3.6V ASH7K-32.768KHz-12.5pF+-20PPM 3.2x1.5x1mm</text:p>
          </table:table-cell>
          <table:table-cell table:formula="of:=LEN([.B44])-LEN(SUBSTITUTE([.B4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5427001Z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OSC 27MHz HCSL 3.3V 5X3.2MM SMT</text:p>
          </table:table-cell>
          <table:table-cell table:formula="of:=LEN([.B45])-LEN(SUBSTITUTE([.B4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03X5R1E102K030BA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CAP CER 1nF 25 10% X5R 0201</text:p>
          </table:table-cell>
          <table:table-cell table:formula="of:=LEN([.B46])-LEN(SUBSTITUTE([.B4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05X5R1E224K050BC</text:p>
          </table:table-cell>
          <table:table-cell office:value-type="string" calcext:value-type="string">
            <text:p>C235,C237,,C315,C320,C321,C365,C376,C378,C535</text:p>
          </table:table-cell>
          <table:table-cell office:value-type="string" calcext:value-type="string">
            <text:p>CAP CER 0.22uF 25V 20% X5R 0402</text:p>
          </table:table-cell>
          <table:table-cell table:formula="of:=LEN([.B47])-LEN(SUBSTITUTE([.B47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02C100J5GAC</text:p>
          </table:table-cell>
          <table:table-cell office:value-type="string" calcext:value-type="string">
            <text:p>C244,C278</text:p>
          </table:table-cell>
          <table:table-cell office:value-type="string" calcext:value-type="string">
            <text:p>CAP CER 10PF 25V 5% COG 0201</text:p>
          </table:table-cell>
          <table:table-cell table:formula="of:=LEN([.B48])-LEN(SUBSTITUTE([.B4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1A2C0G1H560J030BA</text:p>
          </table:table-cell>
          <table:table-cell office:value-type="string" calcext:value-type="string">
            <text:p>C87,C256,C451,C454</text:p>
          </table:table-cell>
          <table:table-cell office:value-type="string" calcext:value-type="string">
            <text:p>CAP CER 56pF 50Vdc 5% C0G C0201</text:p>
          </table:table-cell>
          <table:table-cell table:formula="of:=LEN([.B49])-LEN(SUBSTITUTE([.B4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3E2X5R1E224K080AA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AP CER 0.22uF 35V 20% X5R 0603</text:p>
          </table:table-cell>
          <table:table-cell table:formula="of:=LEN([.B50])-LEN(SUBSTITUTE([.B5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10A225KL8NNNC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CAP CER 2.2uF 35V 20% X5R 0603</text:p>
          </table:table-cell>
          <table:table-cell table:formula="of:=LEN([.B51])-LEN(SUBSTITUTE([.B5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0201FW-33R0GLF</text:p>
          </table:table-cell>
          <table:table-cell office:value-type="string" calcext:value-type="string">
            <text:p>R10,R13,R14,R16,R18,R43,R44,,R181,R211,R525,R552</text:p>
          </table:table-cell>
          <table:table-cell office:value-type="string" calcext:value-type="string">
            <text:p>Resistor Chip 0201 33R Ohm 1/20W 1%</text:p>
          </table:table-cell>
          <table:table-cell table:formula="of:=LEN([.B52])-LEN(SUBSTITUTE([.B52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35,R36,R71,R72,R100,R103,R120,R189,R223,R244,R245,R419,R508,R509,R529,R545,R831,R837,R904,R933,R934</text:p>
          </table:table-cell>
          <table:table-cell office:value-type="string" calcext:value-type="string">
            <text:p>Resistor Chip 0201 100K Ohm 1/20W 1%</text:p>
          </table:table-cell>
          <table:table-cell table:formula="of:=LEN([.B53])-LEN(SUBSTITUTE([.B53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RFKED</text:p>
          </table:table-cell>
          <table:table-cell office:value-type="string" calcext:value-type="string">
            <text:p>R26,R176,R132,,R185,R236,R239,R625,R626,R627</text:p>
          </table:table-cell>
          <table:table-cell office:value-type="string" calcext:value-type="string">
            <text:p>Resistor Chip 0201 100R Ohm 1/20W 1%</text:p>
          </table:table-cell>
          <table:table-cell table:formula="of:=LEN([.B54])-LEN(SUBSTITUTE([.B54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K0FNED</text:p>
          </table:table-cell>
          <table:table-cell office:value-type="string" calcext:value-type="string">
            <text:p>R4,R7,R8,R9,R11,R12,R15,R17,R19,R20,R22,R23,R24,R32,R52,R53,,R69,R92,,R105,R107,R108,R113,R114,R141,R143,R147,R148,R149,R151,R155,R157,R164,R165,R169,R170,R196,R206,R207,R208,R212,R217,R220,R224,R229,R233,R235,R241,R242,R243,R248,R249,R263,R410,R416,R507,R803,R811,R815</text:p>
          </table:table-cell>
          <table:table-cell office:value-type="string" calcext:value-type="string">
            <text:p>Resistor Chip 0201 10K Ohm 1/20W 1%</text:p>
          </table:table-cell>
          <table:table-cell table:formula="of:=LEN([.B55])-LEN(SUBSTITUTE([.B55];&quot;,&quot;;&quot;&quot;))+1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R0FNED</text:p>
          </table:table-cell>
          <table:table-cell office:value-type="string" calcext:value-type="string">
            <text:p>R5,R6,R61,R104,R127,R177,R216,R219,R221,R225,R226,R230,R231,,L13,L15,L19,L25,L26,L29,L30,L39</text:p>
          </table:table-cell>
          <table:table-cell office:value-type="string" calcext:value-type="string">
            <text:p>Resistor Chip 0201 10R Ohm 1/20W 1%</text:p>
          </table:table-cell>
          <table:table-cell table:formula="of:=LEN([.B56])-LEN(SUBSTITUTE([.B56];&quot;,&quot;;&quot;&quot;))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1K8FKED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 Chip 0201 11.8K Ohm 1/20W 1%</text:p>
          </table:table-cell>
          <table:table-cell table:formula="of:=LEN([.B57])-LEN(SUBSTITUTE([.B5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2K0FKED</text:p>
          </table:table-cell>
          <table:table-cell office:value-type="string" calcext:value-type="string">
            <text:p>R40,R88</text:p>
          </table:table-cell>
          <table:table-cell office:value-type="string" calcext:value-type="string">
            <text:p>Resistor Chip 0201 12K Ohm 1/20W 1%</text:p>
          </table:table-cell>
          <table:table-cell table:formula="of:=LEN([.B58])-LEN(SUBSTITUTE([.B5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50RFNED</text:p>
          </table:table-cell>
          <table:table-cell office:value-type="string" calcext:value-type="string">
            <text:p>R201,R202</text:p>
          </table:table-cell>
          <table:table-cell office:value-type="string" calcext:value-type="string">
            <text:p>Resistor Chip 0201 150R Ohm 1/20W 1%</text:p>
          </table:table-cell>
          <table:table-cell table:formula="of:=LEN([.B59])-LEN(SUBSTITUTE([.B5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00FNED</text:p>
          </table:table-cell>
          <table:table-cell office:value-type="string" calcext:value-type="string">
            <text:p>R51,R59,R60,R85,R86,R98,R99,R119,R121,R128,R142,R146,R150,R156,R174,R175,R178,R191,,R213,R624</text:p>
          </table:table-cell>
          <table:table-cell office:value-type="string" calcext:value-type="string">
            <text:p>Resistor Chip 0201 1K Ohm 1/20W 1%</text:p>
          </table:table-cell>
          <table:table-cell table:formula="of:=LEN([.B60])-LEN(SUBSTITUTE([.B60];&quot;,&quot;;&quot;&quot;))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50FKED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Resistor Chip 0201 1.5K Ohm 1/20W 1%</text:p>
          </table:table-cell>
          <table:table-cell table:formula="of:=LEN([.B61])-LEN(SUBSTITUTE([.B6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M00FKED</text:p>
          </table:table-cell>
          <table:table-cell office:value-type="string" calcext:value-type="string">
            <text:p>R42,R54,R251,R252</text:p>
          </table:table-cell>
          <table:table-cell office:value-type="string" calcext:value-type="string">
            <text:p>Resistor Chip 0201 1M Ohm 1/20W 1%</text:p>
          </table:table-cell>
          <table:table-cell table:formula="of:=LEN([.B62])-LEN(SUBSTITUTE([.B6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40RFNED</text:p>
          </table:table-cell>
          <table:table-cell office:value-type="string" calcext:value-type="string">
            <text:p>R203,R204,R205</text:p>
          </table:table-cell>
          <table:table-cell office:value-type="string" calcext:value-type="string">
            <text:p>Resistor Chip 0201 240R Ohm 1/20W 1%</text:p>
          </table:table-cell>
          <table:table-cell table:formula="of:=LEN([.B63])-LEN(SUBSTITUTE([.B63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7K0FKED</text:p>
          </table:table-cell>
          <table:table-cell office:value-type="string" calcext:value-type="string">
            <text:p>R58,R122,R200</text:p>
          </table:table-cell>
          <table:table-cell office:value-type="string" calcext:value-type="string">
            <text:p>Resistor Chip 0201 27K Ohm 1/20W 1%</text:p>
          </table:table-cell>
          <table:table-cell table:formula="of:=LEN([.B64])-LEN(SUBSTITUTE([.B64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K20FKED</text:p>
          </table:table-cell>
          <table:table-cell office:value-type="string" calcext:value-type="string">
            <text:p>R95,R97,R129,R190,R199,R301,R302,R303,R304,R305,R306,R307,R308</text:p>
          </table:table-cell>
          <table:table-cell office:value-type="string" calcext:value-type="string">
            <text:p>Resistor Chip 0201 2.2K Ohm 1/20W 1%</text:p>
          </table:table-cell>
          <table:table-cell table:formula="of:=LEN([.B65])-LEN(SUBSTITUTE([.B65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30K1FKED</text:p>
          </table:table-cell>
          <table:table-cell office:value-type="string" calcext:value-type="string">
            <text:p>R89,R116,R289</text:p>
          </table:table-cell>
          <table:table-cell office:value-type="string" calcext:value-type="string">
            <text:p>Resistor Chip 0201 30.1K Ohm 1/20W 1%</text:p>
          </table:table-cell>
          <table:table-cell table:formula="of:=LEN([.B66])-LEN(SUBSTITUTE([.B66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0KFKED</text:p>
          </table:table-cell>
          <table:table-cell office:value-type="string" calcext:value-type="string">
            <text:p>R215,R903</text:p>
          </table:table-cell>
          <table:table-cell office:value-type="string" calcext:value-type="string">
            <text:p>Resistor Chip 0201 470K Ohm 1/20W 1%</text:p>
          </table:table-cell>
          <table:table-cell table:formula="of:=LEN([.B67])-LEN(SUBSTITUTE([.B6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K0FNED</text:p>
          </table:table-cell>
          <table:table-cell office:value-type="string" calcext:value-type="string">
            <text:p>R31,R37,,R46,R48,R55,R56,R66,R67,R68,R83,R84,R93,R96,R101,R102,R123,R125,R131,R133,R145,R158,R159,R160,R179,R192,R193,R194,R214,R218,R227,R232,R237,R250,R554,R825,R827,R828,R829,R832,R833,R834,R835,R836,R839,R840</text:p>
          </table:table-cell>
          <table:table-cell office:value-type="string" calcext:value-type="string">
            <text:p>Resistor Chip 0201 47K Ohm 1/20W 1%</text:p>
          </table:table-cell>
          <table:table-cell table:formula="of:=LEN([.B68])-LEN(SUBSTITUTE([.B68];&quot;,&quot;;&quot;&quot;))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99RFKED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esistor Chip 0201 499 Ohm 1/20W 1%</text:p>
          </table:table-cell>
          <table:table-cell table:formula="of:=LEN([.B69])-LEN(SUBSTITUTE([.B6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K70FKED</text:p>
          </table:table-cell>
          <table:table-cell office:value-type="string" calcext:value-type="string">
            <text:p>R2,R3,R409,R601,R602,R603</text:p>
          </table:table-cell>
          <table:table-cell office:value-type="string" calcext:value-type="string">
            <text:p>Resistor Chip 0201 4.7K Ohm 1/20W 1%</text:p>
          </table:table-cell>
          <table:table-cell table:formula="of:=LEN([.B70])-LEN(SUBSTITUTE([.B7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60KFKED</text:p>
          </table:table-cell>
          <table:table-cell office:value-type="string" calcext:value-type="string">
            <text:p>R186,R902</text:p>
          </table:table-cell>
          <table:table-cell office:value-type="string" calcext:value-type="string">
            <text:p>Resistor Chip 0201 560K Ohm 1/20W 1%</text:p>
          </table:table-cell>
          <table:table-cell table:formula="of:=LEN([.B71])-LEN(SUBSTITUTE([.B7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K23FKED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Resistor Chip 0201 5.23K Ohm 1/20W 1%</text:p>
          </table:table-cell>
          <table:table-cell table:formula="of:=LEN([.B72])-LEN(SUBSTITUTE([.B7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9K09FKED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istor Chip 0201 9.09K Ohm 1/20W 1%</text:p>
          </table:table-cell>
          <table:table-cell table:formula="of:=LEN([.B73])-LEN(SUBSTITUTE([.B7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4021R00FKEDC</text:p>
          </table:table-cell>
          <table:table-cell office:value-type="string" calcext:value-type="string">
            <text:p>L8,L11,L16,L80</text:p>
          </table:table-cell>
          <table:table-cell office:value-type="string" calcext:value-type="string">
            <text:p>Resistor Chip 0402 1 Ohm 1/16W 1%</text:p>
          </table:table-cell>
          <table:table-cell table:formula="of:=LEN([.B74])-LEN(SUBSTITUTE([.B74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0-10429-01_L</text:p>
          </table:table-cell>
          <table:table-cell office:value-type="string" calcext:value-type="string">
            <text:p>CON13</text:p>
          </table:table-cell>
          <table:table-cell office:value-type="string" calcext:value-type="string">
            <text:p>RF shrapnel,W=1.6mm,L=3.6mm,H=1.78mm</text:p>
          </table:table-cell>
          <table:table-cell table:formula="of:=LEN([.B75])-LEN(SUBSTITUTE([.B7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10-110001-01</text:p>
          </table:table-cell>
          <table:table-cell office:value-type="string" calcext:value-type="string">
            <text:p>CON7,CON8,CON11,CON12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76])-LEN(SUBSTITUTE([.B76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0331-R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NTENNA RF SPRING SMT</text:p>
          </table:table-cell>
          <table:table-cell table:formula="of:=LEN([.B77])-LEN(SUBSTITUTE([.B7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CON <text:s/>RF IV <text:s/>2X2X0.6 R=1.5 r=0.45</text:p>
          </table:table-cell>
          <table:table-cell table:formula="of:=LEN([.B78])-LEN(SUBSTITUTE([.B7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1,R28,R30,R34,R41,R45,R47,R49,R50,R57,R65,R73,R74,R75,R76,R77,R78,R79,R80,R81,R87,R90,R94,R109,R111,R112,R124,R139,R144,R161,R162,R166,R187,R197,R234,R238,R240,R247,R254,R255,R256,R259,R260,R261,R510,R511,R569,R573,R616,R617,R621,R940,R941,R2101,L34,L35,C261,C262,C263,C264,C265,C266,C267,C268,C361,C362,C367,C368</text:p>
          </table:table-cell>
          <table:table-cell office:value-type="string" calcext:value-type="string">
            <text:p>Resistor Chip 0201 0R Ohm 1/20W 1%</text:p>
          </table:table-cell>
          <table:table-cell table:formula="of:=LEN([.B79])-LEN(SUBSTITUTE([.B79];&quot;,&quot;;&quot;&quot;))+1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U01F1602C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Resistor Chip 0201 16K Ohm 1/20W 1%</text:p>
          </table:table-cell>
          <table:table-cell table:formula="of:=LEN([.B80])-LEN(SUBSTITUTE([.B8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121JA01D</text:p>
          </table:table-cell>
          <table:table-cell office:value-type="string" calcext:value-type="string">
            <text:p>C88,C453</text:p>
          </table:table-cell>
          <table:table-cell office:value-type="string" calcext:value-type="string">
            <text:p>CAP CER 120PF 25V 10% NPO 0201</text:p>
          </table:table-cell>
          <table:table-cell table:formula="of:=LEN([.B81])-LEN(SUBSTITUTE([.B8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R50BA01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.5PF 50V C0G/NP0 0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,C2,C3,C6,C8,C19,C25,C26,C44,C48,C51,C63,C64,C66,C71,C72,C81,C82,C84,C93,C95,C102,C142,C147,C148,C149,C150,C151,C152,C178,C179,C180,C182,C184,C185,C186,C187,C188,C189,C190,C191,C192,C193,C194,C195,C196,C197,C198,C199,C216,C221,C254,C293,C307,C309,C314,C325,C328,C334,C338,C339,C344,C345,C349,C353,C355,C357,C358,C359,C366,C369,C371,C372,C373,C374,C379,C380,C501,C512,C520,C534,C602,C603,C604,C606,C607,C610,C758,C4051</text:p>
          </table:table-cell>
          <table:table-cell office:value-type="string" calcext:value-type="string">
            <text:p>Ceramic Cap,X5R,0.10μF±10%,6.3Vdc,0201</text:p>
          </table:table-cell>
          <table:table-cell table:formula="of:=LEN([.B83])-LEN(SUBSTITUTE([.B83];&quot;,&quot;;&quot;&quot;))+1"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71E221KA01D</text:p>
          </table:table-cell>
          <table:table-cell office:value-type="string" calcext:value-type="string">
            <text:p>C343,C377</text:p>
          </table:table-cell>
          <table:table-cell office:value-type="string" calcext:value-type="string">
            <text:p>CAP CER 220PF 25V 10% X7R 0201</text:p>
          </table:table-cell>
          <table:table-cell table:formula="of:=LEN([.B84])-LEN(SUBSTITUTE([.B84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SS460RNHR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IC USB TYPE-C Alternate Mode MUX IC/USB</text:p>
          </table:table-cell>
          <table:table-cell table:formula="of:=LEN([.B85])-LEN(SUBSTITUTE([.B8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HKQ0603W27NH-T or </text:span><text:span text:style-name="T2">LQP03HQ27NH02D</text:span>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FIXED IND 27NH 160MA 1.6 OHM SMD</text:p>
          </table:table-cell>
          <table:table-cell table:formula="of:=LEN([.B86])-LEN(SUBSTITUTE([.B8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1,L14,L18,L23,L27,L31,L38,L40,L41,L42,L47,L48,L49,L54,L55,L57,L65,L82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87])-LEN(SUBSTITUTE([.B87];&quot;,&quot;;&quot;&quot;))+1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252CZ8-4-TTL</text:p>
          </table:table-cell>
          <table:table-cell office:value-type="string" calcext:value-type="string">
            <text:p>F1,F3,F4,F5,F6,F7,F8,F9,F10,F11,F13,F14,F115</text:p>
          </table:table-cell>
          <table:table-cell office:value-type="string" calcext:value-type="string">
            <text:p>IC ESD Filter 40 ohm 12pF 4CH/ IP4252CZ8-4</text:p>
          </table:table-cell>
          <table:table-cell table:formula="of:=LEN([.B88])-LEN(SUBSTITUTE([.B88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-36A2-1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3.6H 5PIN 4POLE DIP TYPE JA-36A2-111_REV_1B</text:p>
          </table:table-cell>
          <table:table-cell table:formula="of:=LEN([.B89])-LEN(SUBSTITUTE([.B8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03-P001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 M.2 67PIN B-KEY 0.5mm; H4.8</text:p>
          </table:table-cell>
          <table:table-cell table:formula="of:=LEN([.B90])-LEN(SUBSTITUTE([.B9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CL015MR</text:p>
          </table:table-cell>
          <table:table-cell office:value-type="string" calcext:value-type="string">
            <text:p>U33,,U78</text:p>
          </table:table-cell>
          <table:table-cell office:value-type="string" calcext:value-type="string">
            <text:p>IC LDO <text:s/>1.8V-5.5V 150mA <text:s/>0.8--5.5V LDCL015MR</text:p>
          </table:table-cell>
          <table:table-cell table:formula="of:=LEN([.B91])-LEN(SUBSTITUTE([.B9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560TLE-20/NOPB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 FLASH Driver Dual 1A LM3560</text:p>
          </table:table-cell>
          <table:table-cell table:formula="of:=LEN([.B92])-LEN(SUBSTITUTE([.B9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6922YFFR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IC High-Brightness,Dual-string White LED Driver LM36922</text:p>
          </table:table-cell>
          <table:table-cell table:formula="of:=LEN([.B93])-LEN(SUBSTITUTE([.B9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QP03TG5N6H02D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Ceramic inductor,5.6nH±3%,250mA,Q18,0.88Ω,6000MHz,0201</text:p>
          </table:table-cell>
          <table:table-cell table:formula="of:=LEN([.B94])-LEN(SUBSTITUTE([.B9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TBR98G-R5T-1+S7T7-35+PQ-2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 Multi CHIPLED</text:p>
          </table:table-cell>
          <table:table-cell table:formula="of:=LEN([.B95])-LEN(SUBSTITUTE([.B9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17055EWL+T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 7uA 1cell Fuel Gauge with ModelGauge m5</text:p>
          </table:table-cell>
          <table:table-cell table:formula="of:=LEN([.B96])-LEN(SUBSTITUTE([.B9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2520TR47M</text:p>
          </table:table-cell>
          <table:table-cell office:value-type="string" calcext:value-type="string">
            <text:p>L702,L703,L704,L705,L706,L707,L710</text:p>
          </table:table-cell>
          <table:table-cell office:value-type="string" calcext:value-type="string">
            <text:p>IND PWR 0.47uH@1MHZ 4.7A 20% SMT</text:p>
          </table:table-cell>
          <table:table-cell table:formula="of:=LEN([.B97])-LEN(SUBSTITUTE([.B97];&quot;,&quot;;&quot;&quot;))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-ASML050/6-2</text:p>
          </table:table-cell>
          <table:table-cell office:value-type="string" calcext:value-type="string">
            <text:p>L79</text:p>
          </table:table-cell>
          <table:table-cell office:value-type="string" calcext:value-type="string">
            <text:p>PTC RESET FUSE 6V 500MA 0402</text:p>
          </table:table-cell>
          <table:table-cell table:formula="of:=LEN([.B98])-LEN(SUBSTITUTE([.B9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C0603-R005FT5</text:p>
          </table:table-cell>
          <table:table-cell office:value-type="string" calcext:value-type="string">
            <text:p>R180,R184,R312</text:p>
          </table:table-cell>
          <table:table-cell office:value-type="string" calcext:value-type="string">
            <text:p>Resistor Chip 0603 5m Ohm <text:s/>0.5W 1%</text:p>
          </table:table-cell>
          <table:table-cell table:formula="of:=LEN([.B99])-LEN(SUBSTITUTE([.B9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X8MQ6DVAJZAB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IC MIMX8MQ6DVAJZAB i.MX8M Quad <text:s/>Cortex-A53 Processors <text:s/>1.5GHz</text:p>
          </table:table-cell>
          <table:table-cell table:formula="of:=LEN([.B100])-LEN(SUBSTITUTE([.B10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G0603P9N1HT000</text:p>
          </table:table-cell>
          <table:table-cell office:value-type="string" calcext:value-type="string">
            <text:p>C89,L3</text:p>
          </table:table-cell>
          <table:table-cell office:value-type="string" calcext:value-type="string">
            <text:p>Ceramic inductor,9.1nH±5%,170mA,Q18,1.40Ω,4100MHz,0201</text:p>
          </table:table-cell>
          <table:table-cell table:formula="of:=LEN([.B101])-LEN(SUBSTITUTE([.B10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53E768M32D4DT-05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 MEM MOBILE LPDDR4 SDRAM 768 Meg x 32 4CH X16 I/O 1.1V AUTO VFBGA200</text:p>
          </table:table-cell>
          <table:table-cell table:formula="of:=LEN([.B102])-LEN(SUBSTITUTE([.B102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4">NOTE:</text:span> MT53D1024M32D4DT-053 4GB DRAM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005F352-R27TF</text:p>
          </table:table-cell>
          <table:table-cell office:value-type="string" calcext:value-type="string">
            <text:p>L50,L51,L60,L61,L62,L63</text:p>
          </table:table-cell>
          <table:table-cell office:value-type="string" calcext:value-type="string">
            <text:p>FB 3500ohm@100MHz 1600ohm@1GHz DCR1ohm 270mA T:0.5mm</text:p>
          </table:table-cell>
          <table:table-cell table:formula="of:=LEN([.B103])-LEN(SUBSTITUTE([.B103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4,L5,L6,L53,L66,L67,L92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04])-LEN(SUBSTITUTE([.B104];&quot;,&quot;;&quot;&quot;))+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R20F30NXT5G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chottky Barrier Diode 30V 2A NSR20F30NXT5G</text:p>
          </table:table-cell>
          <table:table-cell table:formula="of:=LEN([.B105])-LEN(SUBSTITUTE([.B10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<text:span text:style-name="T3">B</text:span>0104GU12</text:p>
          </table:table-cell>
          <table:table-cell office:value-type="string" calcext:value-type="string">
            <text:p>U5,U185</text:p>
          </table:table-cell>
          <table:table-cell office:value-type="string" calcext:value-type="string">
            <text:p>IC Dual Supply Buffer <text:s/>4BIT NTB0104GU12</text:p>
          </table:table-cell>
          <table:table-cell table:formula="of:=LEN([.B106])-LEN(SUBSTITUTE([.B106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2101PT1G</text:p>
          </table:table-cell>
          <table:table-cell office:value-type="string" calcext:value-type="string">
            <text:p>Q1602</text:p>
          </table:table-cell>
          <table:table-cell office:value-type="string" calcext:value-type="string">
            <text:p>TRAN PMOS POWER 79m OHM@-1.8V <text:s text:c="2"/>DRIVE -8V SOT23</text:p>
          </table:table-cell>
          <table:table-cell table:formula="of:=LEN([.B107])-LEN(SUBSTITUTE([.B10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SX2102GU8H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IC Dual supply translating transceiver NTSX2102</text:p>
          </table:table-cell>
          <table:table-cell table:formula="of:=LEN([.B108])-LEN(SUBSTITUTE([.B10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1USB3SZ</text:p>
          </table:table-cell>
          <table:table-cell office:value-type="string" calcext:value-type="string">
            <text:p>U6,U9,U18,U25</text:p>
          </table:table-cell>
          <table:table-cell office:value-type="string" calcext:value-type="string">
            <text:p>IC EMI FILTER FOR DIFF CH W/ ESD PROTECTION 5V WLCSP5 PCMF1USB3S</text:p>
          </table:table-cell>
          <table:table-cell table:formula="of:=LEN([.B109])-LEN(SUBSTITUTE([.B10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2USB3B/CZ</text:p>
          </table:table-cell>
          <table:table-cell office:value-type="string" calcext:value-type="string">
            <text:p>U10,U13,U45,U135,U136</text:p>
          </table:table-cell>
          <table:table-cell office:value-type="string" calcext:value-type="string">
            <text:p>IC EMI FILTER FOR DIFF CH W/ ESD PROTECTION 5V WLCSP10 PCMF2USB3S</text:p>
          </table:table-cell>
          <table:table-cell table:formula="of:=LEN([.B110])-LEN(SUBSTITUTE([.B110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3USB3SZ</text:p>
          </table:table-cell>
          <table:table-cell office:value-type="string" calcext:value-type="string">
            <text:p>U29,U117,U134</text:p>
          </table:table-cell>
          <table:table-cell office:value-type="string" calcext:value-type="string">
            <text:p>IC EMI FILTER FOR DIFF CH W/ ESD PROTECTION 5V WLCSP15 PCMF3USB3S</text:p>
          </table:table-cell>
          <table:table-cell table:formula="of:=LEN([.B111])-LEN(SUBSTITUTE([.B11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12VV1BL</text:p>
          </table:table-cell>
          <table:table-cell office:value-type="string" calcext:value-type="string">
            <text:p>TVS23,TVS28</text:p>
          </table:table-cell>
          <table:table-cell office:value-type="string" calcext:value-type="string">
            <text:p>IC ESD 5V0 45pF 30KV SOD882 <text:s/>PESD12VV1BL</text:p>
          </table:table-cell>
          <table:table-cell table:formula="of:=LEN([.B112])-LEN(SUBSTITUTE([.B11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5V0S1BL</text:p>
          </table:table-cell>
          <table:table-cell office:value-type="string" calcext:value-type="string">
            <text:p>TVS3,TVS29,TVS52,TVS58,TVS59</text:p>
          </table:table-cell>
          <table:table-cell office:value-type="string" calcext:value-type="string">
            <text:p>IC ESD 5V0 45pF 30KV SOD882</text:p>
          </table:table-cell>
          <table:table-cell table:formula="of:=LEN([.B113])-LEN(SUBSTITUTE([.B113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VS30VS1U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C TVS 30V 400W</text:p>
          </table:table-cell>
          <table:table-cell table:formula="of:=LEN([.B114])-LEN(SUBSTITUTE([.B1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0603D241-R35TF</text:p>
          </table:table-cell>
          <table:table-cell office:value-type="string" calcext:value-type="string">
            <text:p>L43,L52</text:p>
          </table:table-cell>
          <table:table-cell office:value-type="string" calcext:value-type="string">
            <text:p>FB 240ohm@100MHz <text:s/>DCR0.41ohm 0.35A T:0.3mm</text:p>
          </table:table-cell>
          <table:table-cell table:formula="of:=LEN([.B115])-LEN(SUBSTITUTE([.B115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3216D600-4R0TF</text:p>
          </table:table-cell>
          <table:table-cell office:value-type="string" calcext:value-type="string">
            <text:p>L9,L36,L58,L59</text:p>
          </table:table-cell>
          <table:table-cell office:value-type="string" calcext:value-type="string">
            <text:p>FB 60ohm@100MHz DCR20mohm 4A T:0.85mm</text:p>
          </table:table-cell>
          <table:table-cell table:formula="of:=LEN([.B116])-LEN(SUBSTITUTE([.B116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751G-40-TP</text:p>
          </table:table-cell>
          <table:table-cell office:value-type="string" calcext:value-type="string">
            <text:p>D3,D7,D8,D9,D11,D12,D13,D14,D15,D16,D17,D18,D19,D20,D21,D22,D23,D24,D28,D29</text:p>
          </table:table-cell>
          <table:table-cell office:value-type="string" calcext:value-type="string">
            <text:p>Diode schottky SOD723 40V 30mA</text:p>
          </table:table-cell>
          <table:table-cell table:formula="of:=LEN([.B117])-LEN(SUBSTITUTE([.B117];&quot;,&quot;;&quot;&quot;))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63,R228,R288,R505</text:p>
          </table:table-cell>
          <table:table-cell office:value-type="string" calcext:value-type="string">
            <text:p>Resistor Chip 0201 15K Ohm 1/20W 1%</text:p>
          </table:table-cell>
          <table:table-cell table:formula="of:=LEN([.B118])-LEN(SUBSTITUTE([.B118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0201FR-0718RL</text:p>
          </table:table-cell>
          <table:table-cell office:value-type="string" calcext:value-type="string">
            <text:p>R118,R126</text:p>
          </table:table-cell>
          <table:table-cell office:value-type="string" calcext:value-type="string">
            <text:p>Resistor Chip 0201 18R Ohm 1/20W 1%</text:p>
          </table:table-cell>
          <table:table-cell table:formula="of:=LEN([.B119])-LEN(SUBSTITUTE([.B1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402FR-0710RL</text:p>
          </table:table-cell>
          <table:table-cell office:value-type="string" calcext:value-type="string">
            <text:p>L17,L22,L24,L33,L56,L64</text:p>
          </table:table-cell>
          <table:table-cell office:value-type="string" calcext:value-type="string">
            <text:p>Resistor Chip 0402 10 Ohm 1/16W 1%</text:p>
          </table:table-cell>
          <table:table-cell table:formula="of:=LEN([.B120])-LEN(SUBSTITUTE([.B12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WE0402R200FKEA</text:p>
          </table:table-cell>
          <table:table-cell office:value-type="string" calcext:value-type="string">
            <text:p>L7,L10,,L37,L45,L72,L76,L77</text:p>
          </table:table-cell>
          <table:table-cell office:value-type="string" calcext:value-type="string">
            <text:p>Resistor Chip 0402 0.2 Ohm 1/16W 1%</text:p>
          </table:table-cell>
          <table:table-cell table:formula="of:=LEN([.B121])-LEN(SUBSTITUTE([.B121];&quot;,&quot;;&quot;&quot;))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-4162-C7-32.768kHz-20PPM-TA-QC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IC SIM Card Power Supply With Level Translator TXS4555</text:p>
          </table:table-cell>
          <table:table-cell table:formula="of:=LEN([.B122])-LEN(SUBSTITUTE([.B1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LVC1G125DCK3</text:p>
          </table:table-cell>
          <table:table-cell office:value-type="string" calcext:value-type="string">
            <text:p>U11,U22,U55,U56</text:p>
          </table:table-cell>
          <table:table-cell office:value-type="string" calcext:value-type="string">
            <text:p>IC Single Buffer With 3-state output</text:p>
          </table:table-cell>
          <table:table-cell table:formula="of:=LEN([.B123])-LEN(SUBSTITUTE([.B123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L432KCU3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IC Arm Cotex M4 MCU+FPU,100DMIPS, 256KB FLASH,64KB SRAM, USB FS, STM32L432KC</text:p>
          </table:table-cell>
          <table:table-cell table:formula="of:=LEN([.B124])-LEN(SUBSTITUTE([.B1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EO-LIV3F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IC GPS GLONASS, Galileo,BeiDu ,QZSS TESEO-LIV3F</text:p>
          </table:table-cell>
          <table:table-cell table:formula="of:=LEN([.B125])-LEN(SUBSTITUTE([.B1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GBMJG8C2LBAIL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IC MEM NAND FLASH 32GB MMC 5.1 <text:s/>THGBMHG8C2LBAIL <text:s/>FBGA153</text:p>
          </table:table-cell>
          <table:table-cell table:formula="of:=LEN([.B126])-LEN(SUBSTITUTE([.B126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5">NOTE:</text:span><text:span text:style-name="T6"> THGAMRT0T43BAIR</text:span> 128GB eMMC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V3201AIDCKT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IC MicroPower Push-Pull Comparators 2.7V-5.5V SC70-5 TLV3201AIDCK</text:p>
          </table:table-cell>
          <table:table-cell table:formula="of:=LEN([.B127])-LEN(SUBSTITUTE([.B1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K063B7103MP-F</text:p>
          </table:table-cell>
          <table:table-cell office:value-type="string" calcext:value-type="string">
            <text:p>C33,C52,C100,C108,C110,C114,C115,C117,C129,C130,C133,C135,C136,C137,C138,C236,C255,C316,C340,C447,C545</text:p>
          </table:table-cell>
          <table:table-cell office:value-type="string" calcext:value-type="string">
            <text:p>CAP CER 0.01uF 25V 20% X5R 0201</text:p>
          </table:table-cell>
          <table:table-cell table:formula="of:=LEN([.B128])-LEN(SUBSTITUTE([.B128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K063CG180JT-F</text:p>
          </table:table-cell>
          <table:table-cell office:value-type="string" calcext:value-type="string">
            <text:p>C391,C392,C402,C403,C404,C405</text:p>
          </table:table-cell>
          <table:table-cell office:value-type="string" calcext:value-type="string">
            <text:p>CAP CER 18PF 25V 5% COG 0201</text:p>
          </table:table-cell>
          <table:table-cell table:formula="of:=LEN([.B129])-LEN(SUBSTITUTE([.B129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PW040215K0BEED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 Chip 0402 15K Ohm 1/16W 0.1%</text:p>
          </table:table-cell>
          <table:table-cell table:formula="of:=LEN([.B130])-LEN(SUBSTITUTE([.B13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PD1E05U06DPYT</text:p>
          </table:table-cell>
          <table:table-cell table:style-name="ce18" office:value-type="string" calcext:value-type="string">
            <text:p>T1,T2</text:p>
          </table:table-cell>
          <table:table-cell office:value-type="string" calcext:value-type="string">
            <text:p>TVS DIODE 5.5VWM 14VC 2X1SON</text:p>
          </table:table-cell>
          <table:table-cell table:formula="of:=LEN([.B131])-LEN(SUBSTITUTE([.B131];&quot;,&quot;;&quot;&quot;))+1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4">NOTE:</text:span> T1 &amp; T2 are the only new parts on the v1.0.6 main 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65132B5YFFR</text:p>
          </table:table-cell>
          <table:table-cell table:style-name="ce18" office:value-type="string" calcext:value-type="string">
            <text:p>U17</text:p>
          </table:table-cell>
          <table:table-cell table:style-name="ce18" office:value-type="string" calcext:value-type="string">
            <text:p>IC VREG +-5.5V Dual Output</text:p>
          </table:table-cell>
          <table:table-cell table:formula="of:=LEN([.B132])-LEN(SUBSTITUTE([.B13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65982ABZQZR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IC USB PD PHY <text:s/>and <text:s/>Power Switch/USB</text:p>
          </table:table-cell>
          <table:table-cell table:formula="of:=LEN([.B133])-LEN(SUBSTITUTE([.B1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78001DRV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C LDO 1.8V-5.5V 150mA <text:s/>1.2--5.5V <text:s/>IQ:0.5uA TPS78001DRV</text:p>
          </table:table-cell>
          <table:table-cell table:formula="of:=LEN([.B134])-LEN(SUBSTITUTE([.B13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S4555RUTR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IC TRNSLTR BIDIRECTIONAL 12UQFN</text:p>
          </table:table-cell>
          <table:table-cell table:formula="of:=LEN([.B135])-LEN(SUBSTITUTE([.B1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2642/M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USB 2.0 High Speed 2-Port Hub with SD Reader Controller</text:p>
          </table:table-cell>
          <table:table-cell table:formula="of:=LEN([.B136])-LEN(SUBSTITUTE([.B1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NL4040M3OE-H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C Light Sensor PS and ALS VCNL4040M3OE-H5</text:p>
          </table:table-cell>
          <table:table-cell table:formula="of:=LEN([.B137])-LEN(SUBSTITUTE([.B13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8962BECSN/R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IC AUDIO Stereo CODEC WM8962</text:p>
          </table:table-cell>
          <table:table-cell table:formula="of:=LEN([.B138])-LEN(SUBSTITUTE([.B1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00MT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ND PWR 10uH@1MHZ 1.35A 20% SMT</text:p>
          </table:table-cell>
          <table:table-cell table:formula="of:=LEN([.B139])-LEN(SUBSTITUTE([.B13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R0MT</text:p>
          </table:table-cell>
          <table:table-cell office:value-type="string" calcext:value-type="string">
            <text:p>L28,L32</text:p>
          </table:table-cell>
          <table:table-cell office:value-type="string" calcext:value-type="string">
            <text:p>IND PWR 1uH@1MHZ 4.2A 20% SMT</text:p>
          </table:table-cell>
          <table:table-cell table:formula="of:=LEN([.B140])-LEN(SUBSTITUTE([.B140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3R3MT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ND PWR 3.3uH@1MHZ 1.9A 20% SMT</text:p>
          </table:table-cell>
          <table:table-cell table:formula="of:=LEN([.B141])-LEN(SUBSTITUTE([.B1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02X2000FAL</text:p>
          </table:table-cell>
          <table:table-cell office:value-type="string" calcext:value-type="string">
            <text:p>R115,R504,R506</text:p>
          </table:table-cell>
          <table:table-cell office:value-type="string" calcext:value-type="string">
            <text:p>Resistor Chip 0201 200R Ohm 1/20W 1%</text:p>
          </table:table-cell>
          <table:table-cell table:formula="of:=LEN([.B142])-LEN(SUBSTITUTE([.B142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L0603R0200FEA</text:p>
          </table:table-cell>
          <table:table-cell office:value-type="string" calcext:value-type="string">
            <text:p>R38,R134,R137,R138,R140,R152,R167,R168,R182,R183,R195</text:p>
          </table:table-cell>
          <table:table-cell office:value-type="string" calcext:value-type="string">
            <text:p>Resistor Chip 0603 20m Ohm 1/10W 1%</text:p>
          </table:table-cell>
          <table:table-cell table:formula="of:=LEN([.B143])-LEN(SUBSTITUTE([.B143];&quot;,&quot;;&quot;&quot;))+1" office:value-type="float" office:value="11" calcext:value-type="float">
            <text:p>11</text:p>
          </table:table-cell>
          <table:table-cell table:number-columns-repeated="6"/>
        </table:table-row>
      </table:table>
      <table:table table:name="usb-c board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7" office:value-type="string" calcext:value-type="string">
            <text:p>Manufacturer’s Part Number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ty per Board</text:p>
          </table:table-cell>
          <table:table-cell table:style-name="ce7" office:value-type="string" calcext:value-type="string">
            <text:p>Also on Main Board?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<text:span text:style-name="T1">C11,C13,C14,</text:span>C225</text:p>
          </table:table-cell>
          <table:table-cell office:value-type="string" calcext:value-type="string">
            <text:p>CAP CER 1uF 6V3 20% X5R 0201</text:p>
          </table:table-cell>
          <table:table-cell table:formula="of:=LEN([.B2])-LEN(SUBSTITUTE([.B2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TMK063B7103MP-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CER 0.01uF 25V 20% X5R 0201</text:p>
          </table:table-cell>
          <table:table-cell table:formula="of:=LEN([.B3])-LEN(SUBSTITUTE([.B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3,C4,C12,C19</text:p>
          </table:table-cell>
          <table:table-cell office:value-type="string" calcext:value-type="string">
            <text:p>CAP CER 2.2uF 25V 20% X5R 0402</text:p>
          </table:table-cell>
          <table:table-cell table:formula="of:=LEN([.B4])-LEN(SUBSTITUTE([.B4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5])-LEN(SUBSTITUTE([.B5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6])-LEN(SUBSTITUTE([.B6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-3107-S24-00-1-D0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24_TYPEC_SH6</text:p>
          </table:table-cell>
          <table:table-cell table:formula="of:=LEN([.B7])-LEN(SUBSTITUTE([.B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1,R9</text:p>
          </table:table-cell>
          <table:table-cell office:value-type="string" calcext:value-type="string">
            <text:p>Resistor Chip 0201 100K Ohm 1/20W 1%</text:p>
          </table:table-cell>
          <table:table-cell table:formula="of:=LEN([.B8])-LEN(SUBSTITUTE([.B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ED-110001-120-1-D02</text:p>
          </table:table-cell>
          <table:table-cell office:value-type="string" calcext:value-type="string">
            <text:p>CON1,CON3,CON6,CON7,CON8,CON9,CON10,CON15,CON16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9])-LEN(SUBSTITUTE([.B9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MHF4 coax antenna connectors</text:p>
          </table:table-cell>
          <table:table-cell table:formula="of:=LEN([.B10])-LEN(SUBSTITUTE([.B10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2,R3,R5,R17,C17,L34</text:p>
          </table:table-cell>
          <table:table-cell office:value-type="string" calcext:value-type="string">
            <text:p>Resistor Chip 0201 0R Ohm 1/20W 1%</text:p>
          </table:table-cell>
          <table:table-cell table:formula="of:=LEN([.B11])-LEN(SUBSTITUTE([.B11];&quot;,&quot;;&quot;&quot;))+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0603C104M5RACT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eramic Cap,X7R,0.10μF±20%,50Vdc,0603</text:p>
          </table:table-cell>
          <table:table-cell table:formula="of:=LEN([.B12])-LEN(SUBSTITUTE([.B1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eramic Cap,X5R,0.10μF±10%,6.3Vdc,0201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68,L69,L70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14])-LEN(SUBSTITUTE([.B14];&quot;,&quot;;&quot;&quot;))+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5])-LEN(SUBSTITUTE([.B15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VS16VS1UR,1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VS16VS1UR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RC0201FR-0733RL</text:p>
          </table:table-cell>
          <table:table-cell office:value-type="string" calcext:value-type="string">
            <text:p>R236,R237,R238</text:p>
          </table:table-cell>
          <table:table-cell office:value-type="string" calcext:value-type="string">
            <text:p>RES 33 OHM 1% 1/20W 0201</text:p>
          </table:table-cell>
          <table:table-cell table:formula="of:=LEN([.B17])-LEN(SUBSTITUTE([.B17];&quot;,&quot;;&quot;&quot;))+1" office:value-type="float" office:value="3" calcext:value-type="float">
            <text:p>3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TPD6S300ARUK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D6S300A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 Chip 0201 15K Ohm 1/20W 1%</text:p>
          </table:table-cell>
          <table:table-cell table:formula="of:=LEN([.B19])-LEN(SUBSTITUTE([.B19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P03TG1N8B02D</text:p>
          </table:table-cell>
          <table:table-cell office:value-type="string" calcext:value-type="string">
            <text:p>R6</text:p>
          </table:table-cell>
          <table:table-cell table:style-name="ce8" office:value-type="string" calcext:value-type="string">
            <text:p>Ceramic inductor,1.8nH±0.1nH,500mA,Q18,0.20Ω,12500MHz,0201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2N7B02D</text:p>
          </table:table-cell>
          <table:table-cell office:value-type="string" calcext:value-type="string">
            <text:p>R7</text:p>
          </table:table-cell>
          <table:table-cell table:style-name="ce8" office:value-type="string" calcext:value-type="string">
            <text:p>Ceramic inductor,2.7nH±0.1nH,450mA,Q18,0.25Ω,11000MHz,0201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N3N0B02D</text:p>
          </table:table-cell>
          <table:table-cell office:value-type="string" calcext:value-type="string">
            <text:p>R8</text:p>
          </table:table-cell>
          <table:table-cell table:style-name="ce8" office:value-type="string" calcext:value-type="string">
            <text:p>Ceramic inductor,3.0nH±0.1nH,450mA,Q18,0.25Ω,9500MHz,0201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3N9B02D</text:p>
          </table:table-cell>
          <table:table-cell office:value-type="string" calcext:value-type="string">
            <text:p>R15</text:p>
          </table:table-cell>
          <table:table-cell table:style-name="ce8" office:value-type="string" calcext:value-type="string">
            <text:p>Ceramic inductor,3.9nH±0.1nH,350mA,Q18,0.35Ω,6500MHz,0201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QP03TN22NH02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FIXED IND 22NH 150MA 1.9 OHM SMD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CBR02C569B3GA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AP CER 5.6pF±0.1pF，25V C0G, NP0 0201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5C1E101JA01D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<text:span text:style-name="T1">CAP CER 100pF 25V ±</text:span>5% C0G, NP0 0201</text:p>
          </table:table-cell>
          <table:table-cell table:formula="of:=LEN([.B26])-LEN(SUBSTITUTE([.B26];&quot;,&quot;;&quot;&quot;))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8543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0.4~3.8GHz SP4T Antenna Tuning Switch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18-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.8V fixed LDO</text:p>
          </table:table-cell>
          <table:table-cell table:formula="of:=LEN([.B28])-LEN(SUBSTITUTE([.B28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28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.8V fixed LDO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ce8"/>
          <table:table-cell table:number-columns-repeated="8"/>
        </table:table-row>
        <table:table-row table:style-name="ro1">
          <table:table-cell table:style-name="ce14" office:value-type="string" calcext:value-type="string">
            <text:p>DNI P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1,C5,C7,C8,C89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N2,CON4,CON5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table:style-name="Default" office:value-type="string" calcext:value-type="string">
            <text:p>R11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ain board'.A1:'main board'.G143" table:contains-header="false"/>
        <table:database-range table:name="__Anonymous_Sheet_DB__1" table:target-range-address="'usb-c board'.A1:'usb-c board'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. 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0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65P0"/>
    </number:number-style>
    <number:date-style style:name="N166">
      <number:month number:textual="true"/>
      <number:text>-</number:text>
      <number:year/>
    </number:dat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73">
      <number:month number:textual="true"/>
      <number:text> </number:text>
      <number:year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decimal-places="0" number:min-integer-digits="1"/>
    </number:number-style>
    <number:number-style style:name="N190">
      <style:text-properties fo:color="#ff0000"/>
      <number:text>-</number:text>
      <number:number number:decimal-places="0" number:min-decimal-places="0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€</number:text>
    </number:number-style>
    <number:number-style style:name="N19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1P0"/>
    </number:number-style>
    <number:time-style style:name="N192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2" number:min-decimal-places="2" number:min-integer-digits="1" number:grouping="true"/>
      <number:text>   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3P0"/>
    </number:number-style>
    <number:date-style style:name="N194">
      <number:day/>
      <number:text>-</number:text>
      <number:month number:textual="true"/>
    </number:date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2" style:volatile="true">
      <number:text> </number:text>
      <number:fill-character> </number:fill-character>
      <number:text>- €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>
      <number:hours/>
      <number:text>:</number:text>
      <number:minutes number:style="long"/>
      <number:text> </number:text>
      <number:am-pm/>
    </number:time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16:33:33.840810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16:44:51.329347630</dc:date>
    <meta:editing-duration>P1DT13H19M16S</meta:editing-duration>
    <meta:editing-cycles>213</meta:editing-cycles>
    <meta:generator>LibreOffice/24.2.5.2$Linux_X86_64 LibreOffice_project/420$Build-2</meta:generator>
    <meta:document-statistic meta:table-count="2" meta:cell-count="730" meta:object-count="0"/>
  </office:meta>
</office:document-meta>
</file>